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Klar, hier kommt dein ausführlicher Lernzettel zu <text:span text:style-name="Source_20_Text">concurrent.futures</text:span>, perfekt für Einsteiger mit guten Python-Basics, die Threads und Prozesse gerade erst kennenlernen. Ich erkläre Schritt für Schritt mit vielen Kommentaren und praktischen Beispielen.</text:p>
      <text:p text:style-name="Horizontal_20_Line"/>
      <text:h text:style-name="Heading_20_1" text:outline-level="1">Lernzettel: concurrent.futures (ausführlich &amp; verständlich)</text:h>
      <text:p text:style-name="Horizontal_20_Line"/>
      <text:h text:style-name="Heading_20_3" text:outline-level="3">1. Was bedeutet Nebenläufigkeit (Concurrency)?</text:h>
      <text:list text:style-name="L1">
        <text:list-item>
          <text:p text:style-name="P2">Nebenläufigkeit heißt, mehrere Dinge passieren „gleichzeitig“ — in der Praxis wechselt die CPU bei Threads schnell zwischen Aufgaben hin und her.</text:p>
        </text:list-item>
        <text:list-item>
          <text:p text:style-name="P2">Threads teilen sich den gleichen Speicher (leichtgewichtig).</text:p>
        </text:list-item>
        <text:list-item>
          <text:p text:style-name="P2">Prozesse haben eigenen Speicher und können wirklich parallel laufen (mehr CPU-Kerne nutzen).</text:p>
        </text:list-item>
      </text:list>
      <text:p text:style-name="Horizontal_20_Line"/>
      <text:h text:style-name="Heading_20_3" text:outline-level="3">2. Warum <text:span text:style-name="Source_20_Text">concurrent.futures</text:span>?</text:h>
      <text:list text:style-name="L2">
        <text:list-item>
          <text:p text:style-name="P3">Ein einfaches Modul in Python, um Nebenläufigkeit zu programmieren.</text:p>
        </text:list-item>
        <text:list-item>
          <text:p text:style-name="P3">Macht Threads (ThreadPoolExecutor) und Prozesse (ProcessPoolExecutor) einfach nutzbar.</text:p>
        </text:list-item>
        <text:list-item>
          <text:p text:style-name="P3">Du musst nicht selbst Threads oder Prozesse managen, sondern kannst Funktionen parallel ausführen lassen.</text:p>
        </text:list-item>
      </text:list>
      <text:p text:style-name="Horizontal_20_Line"/>
      <text:h text:style-name="Heading_20_3" text:outline-level="3">3. Die wichtigsten Begriffe</text:h>
      <text:list text:style-name="L3">
        <text:list-item>
          <text:p text:style-name="P4"><text:span text:style-name="Strong_20_Emphasis">Executor:</text:span> „Chef“, der Threads oder Prozesse startet und verwaltet.</text:p>
        </text:list-item>
        <text:list-item>
          <text:p text:style-name="P4"><text:span text:style-name="Strong_20_Emphasis">Future:</text:span> „Versprechen“ auf ein Ergebnis, das irgendwann fertig wird.</text:p>
        </text:list-item>
      </text:list>
      <text:p text:style-name="Horizontal_20_Line"/>
      <text:h text:style-name="Heading_20_3" text:outline-level="3">4. Die Grundfunktionen</text:h>
      <text:list text:style-name="L4">
        <text:list-item>
          <text:p text:style-name="P5"><text:span text:style-name="Source_20_Text">submit(func, *args, **kwargs)</text:span><text:line-break/>Startet eine Aufgabe parallel und gibt ein Future zurück.</text:p>
        </text:list-item>
        <text:list-item>
          <text:p text:style-name="P5"><text:span text:style-name="Source_20_Text">map(func, *iterables)</text:span><text:line-break/>Führt <text:span text:style-name="Source_20_Text">func</text:span> parallel für mehrere Eingaben aus und liefert Ergebnisse in der Reihenfolge.</text:p>
        </text:list-item>
        <text:list-item>
          <text:p text:style-name="P5"><text:span text:style-name="Source_20_Text">shutdown(wait=True)</text:span><text:line-break/>Wartet darauf, dass alle Aufgaben fertig sind und schließt den Executor.</text:p>
        </text:list-item>
      </text:list>
      <text:p text:style-name="Horizontal_20_Line"/>
      <text:h text:style-name="Heading_20_3" text:outline-level="3"><text:soft-page-break/>5. Einfaches Beispiel mit Threads</text:h>
      <text:p text:style-name="Preformatted_20_Text"><text:span text:style-name="Source_20_Text">import concurrent.futures</text:span></text:p>
      <text:p text:style-name="Preformatted_20_Text"><text:span text:style-name="Source_20_Text">import time</text:span></text:p>
      <text:p text:style-name="Preformatted_20_Text"/>
      <text:p text:style-name="Preformatted_20_Text"><text:span text:style-name="Source_20_Text">def arbeite(n):</text:span></text:p>
      <text:p text:style-name="Preformatted_20_Text"><text:span text:style-name="Source_20_Text"><text:s text:c="4"/>print(f"Starte Aufgabe {n}")</text:span></text:p>
      <text:p text:style-name="Preformatted_20_Text"><text:span text:style-name="Source_20_Text"><text:s text:c="4"/>time.sleep(2) <text:s/># Simuliert Arbeit, z.B. Warten auf Netzwerk</text:span></text:p>
      <text:p text:style-name="Preformatted_20_Text"><text:span text:style-name="Source_20_Text"><text:s text:c="4"/>print(f"Beende Aufgabe {n}")</text:span></text:p>
      <text:p text:style-name="Preformatted_20_Text"><text:span text:style-name="Source_20_Text"><text:s text:c="4"/>return f"Ergebnis {n}"</text:span></text:p>
      <text:p text:style-name="Preformatted_20_Text"/>
      <text:p text:style-name="Preformatted_20_Text"><text:span text:style-name="Source_20_Text">with concurrent.futures.ThreadPoolExecutor(max_workers=3) as executor:</text:span></text:p>
      <text:p text:style-name="Preformatted_20_Text"><text:span text:style-name="Source_20_Text"><text:s text:c="4"/>futures = [executor.submit(arbeite, i) for i in range(5)]</text:span></text:p>
      <text:p text:style-name="Preformatted_20_Text"/>
      <text:p text:style-name="Preformatted_20_Text"><text:span text:style-name="Source_20_Text"><text:s text:c="4"/>for future in concurrent.futures.as_completed(futures):</text:span></text:p>
      <text:p text:style-name="P1"><text:span text:style-name="Source_20_Text"><text:s text:c="8"/>print(f"Erhalten: {future.result()}")</text:span></text:p>
      <text:p text:style-name="Text_20_body"><text:span text:style-name="Strong_20_Emphasis">Was passiert?</text:span></text:p>
      <text:list text:style-name="L5">
        <text:list-item>
          <text:p text:style-name="P6">Maximal 3 Threads laufen gleichzeitig.</text:p>
        </text:list-item>
        <text:list-item>
          <text:p text:style-name="P6">Aufgaben starten parallel.</text:p>
        </text:list-item>
        <text:list-item>
          <text:p text:style-name="P6"><text:span text:style-name="Source_20_Text">as_completed</text:span> liefert Ergebnisse, sobald sie fertig sind (nicht unbedingt Reihenfolge).</text:p>
        </text:list-item>
      </text:list>
      <text:p text:style-name="Horizontal_20_Line"/>
      <text:h text:style-name="Heading_20_3" text:outline-level="3">6. Komplexeres Beispiel: E-Mail prüfen &amp; Antwort generieren</text:h>
      <text:p text:style-name="Preformatted_20_Text"><text:span text:style-name="Source_20_Text">import concurrent.futures</text:span></text:p>
      <text:p text:style-name="Preformatted_20_Text"><text:span text:style-name="Source_20_Text">import threading</text:span></text:p>
      <text:p text:style-name="Preformatted_20_Text"><text:span text:style-name="Source_20_Text">import time</text:span></text:p>
      <text:p text:style-name="Preformatted_20_Text"><text:span text:style-name="Source_20_Text">import random</text:span></text:p>
      <text:p text:style-name="Preformatted_20_Text"/>
      <text:p text:style-name="Preformatted_20_Text"><text:span text:style-name="Source_20_Text">def pruefe_email():</text:span></text:p>
      <text:p text:style-name="Preformatted_20_Text"><text:span text:style-name="Source_20_Text"><text:s text:c="4"/>time.sleep(random.uniform(1, 3)) <text:s/># Warte zufällig 1-3 Sekunden</text:span></text:p>
      <text:p text:style-name="Preformatted_20_Text"><text:span text:style-name="Source_20_Text"><text:s text:c="4"/>return random.random() &lt; 0.3 <text:s/># 30% Chance auf neue Email</text:span></text:p>
      <text:p text:style-name="Preformatted_20_Text"/>
      <text:p text:style-name="Preformatted_20_Text"><text:span text:style-name="Source_20_Text">def generiere_antwort(email_id):</text:span></text:p>
      <text:p text:style-name="Preformatted_20_Text"><text:span text:style-name="Source_20_Text"><text:s text:c="4"/>print(f"Antwort wird für Email {email_id} generiert...")</text:span></text:p>
      <text:p text:style-name="Preformatted_20_Text"><text:span text:style-name="Source_20_Text"><text:s text:c="4"/>time.sleep(4) <text:s/># Simuliere längere Arbeit</text:span></text:p>
      <text:p text:style-name="Preformatted_20_Text"><text:span text:style-name="Source_20_Text"><text:s text:c="4"/>print(f"Antwort für Email {email_id} fertig!")</text:span></text:p>
      <text:p text:style-name="Preformatted_20_Text"/>
      <text:p text:style-name="Preformatted_20_Text"><text:span text:style-name="Source_20_Text">def mainprozess(stop_event):</text:span></text:p>
      <text:p text:style-name="Preformatted_20_Text"><text:span text:style-name="Source_20_Text"><text:s text:c="4"/>with concurrent.futures.ThreadPoolExecutor(max_workers=2) as executor:</text:span></text:p>
      <text:p text:style-name="Preformatted_20_Text"><text:span text:style-name="Source_20_Text"><text:s text:c="8"/>email_counter = 0</text:span></text:p>
      <text:p text:style-name="Preformatted_20_Text"><text:span text:style-name="Source_20_Text"><text:s text:c="8"/>while not stop_event.is_set():</text:span></text:p>
      <text:p text:style-name="Preformatted_20_Text"><text:span text:style-name="Source_20_Text"><text:s text:c="12"/>if pruefe_email():</text:span></text:p>
      <text:p text:style-name="Preformatted_20_Text"><text:span text:style-name="Source_20_Text"><text:s text:c="16"/>email_counter += 1</text:span></text:p>
      <text:p text:style-name="Preformatted_20_Text"><text:span text:style-name="Source_20_Text"><text:s text:c="16"/>print(f"Neue Email entdeckt: {email_counter}")</text:span></text:p>
      <text:p text:style-name="Preformatted_20_Text"><text:span text:style-name="Source_20_Text"><text:s text:c="16"/>executor.submit(generiere_antwort, email_counter)</text:span></text:p>
      <text:p text:style-name="Preformatted_20_Text"><text:span text:style-name="Source_20_Text"><text:s text:c="12"/>else:</text:span></text:p>
      <text:p text:style-name="Preformatted_20_Text"><text:span text:style-name="Source_20_Text"><text:s text:c="16"/>print("Keine neue Email.")</text:span></text:p>
      <text:p text:style-name="Preformatted_20_Text"><text:span text:style-name="Source_20_Text"><text:s text:c="12"/>time.sleep(1)</text:span></text:p>
      <text:p text:style-name="Preformatted_20_Text"/>
      <text:p text:style-name="Preformatted_20_Text"><text:span text:style-name="Source_20_Text">if __name__ == "__main__":</text:span></text:p>
      <text:p text:style-name="Preformatted_20_Text"><text:span text:style-name="Source_20_Text"><text:s text:c="4"/>stop_event = threading.Event()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print("Starte Hauptprozess. Mit STRG+C stoppen.")</text:span></text:p>
      <text:p text:style-name="Preformatted_20_Text"><text:span text:style-name="Source_20_Text"><text:s text:c="8"/>mainprozess(stop_event)</text:span></text:p>
      <text:p text:style-name="Preformatted_20_Text"><text:span text:style-name="Source_20_Text"><text:s text:c="4"/>except KeyboardInterrupt:</text:span></text:p>
      <text:p text:style-name="Preformatted_20_Text"><text:span text:style-name="Source_20_Text"><text:s text:c="8"/>print("\nStoppen angefordert. Warte auf laufende Tasks...")</text:span></text:p>
      <text:p text:style-name="Preformatted_20_Text"><text:span text:style-name="Source_20_Text"><text:s text:c="8"/>stop_event.set()</text:span></text:p>
      <text:p text:style-name="Preformatted_20_Text"><text:soft-page-break/><text:span text:style-name="Source_20_Text"><text:s text:c="8"/>time.sleep(5)</text:span></text:p>
      <text:p text:style-name="P1"><text:span text:style-name="Source_20_Text"><text:s text:c="8"/>print("Programm beendet.")</text:span></text:p>
      <text:p text:style-name="Text_20_body"><text:span text:style-name="Strong_20_Emphasis">Erklärung:</text:span></text:p>
      <text:list text:style-name="L6">
        <text:list-item>
          <text:p text:style-name="P7">Mainprozess prüft permanent (Loop), ob neue E-Mails da sind.</text:p>
        </text:list-item>
        <text:list-item>
          <text:p text:style-name="P7">Wenn ja, wird parallel die Antwort generiert (in anderen Threads).</text:p>
        </text:list-item>
        <text:list-item>
          <text:p text:style-name="P7">Mainprozess läuft ununterbrochen weiter (blockiert nicht).</text:p>
        </text:list-item>
        <text:list-item>
          <text:p text:style-name="P7"><text:span text:style-name="Source_20_Text">stop_event</text:span> erlaubt sauberes Beenden bei STRG+C.</text:p>
        </text:list-item>
      </text:list>
      <text:p text:style-name="Horizontal_20_Line"/>
      <text:h text:style-name="Heading_20_3" text:outline-level="3">7. Wichtige Methoden und wie sie funktionieren</text:h>
      <text:list text:style-name="L7">
        <text:list-item>
          <text:p text:style-name="P8"><text:span text:style-name="Source_20_Text">submit(func, *args)</text:span>: Startet Funktion parallel, gibt Future zurück.</text:p>
        </text:list-item>
        <text:list-item>
          <text:p text:style-name="P8"><text:span text:style-name="Source_20_Text">Future.result(timeout=None)</text:span>: Wartet auf Ergebnis (evtl. mit Timeout).</text:p>
        </text:list-item>
        <text:list-item>
          <text:p text:style-name="P8"><text:span text:style-name="Source_20_Text">Future.done()</text:span>: Prüft, ob Aufgabe fertig ist (True/False).</text:p>
        </text:list-item>
        <text:list-item>
          <text:p text:style-name="P8"><text:span text:style-name="Source_20_Text">Future.cancel()</text:span>: Versucht, Aufgabe abzubrechen (falls noch nicht gestartet).</text:p>
        </text:list-item>
        <text:list-item>
          <text:p text:style-name="P8"><text:span text:style-name="Source_20_Text">concurrent.futures.as_completed(futures)</text:span>: Iterator, der Futures liefert, sobald sie fertig sind.</text:p>
        </text:list-item>
      </text:list>
      <text:p text:style-name="Horizontal_20_Line"/>
      <text:h text:style-name="Heading_20_3" text:outline-level="3">8. Tipps &amp; typische Fehler</text:h>
      <text:list text:style-name="L8">
        <text:list-item>
          <text:p text:style-name="P9">Warte nicht unendlich lange auf <text:span text:style-name="Source_20_Text">.result()</text:span>, sonst blockiert dein Programm.</text:p>
        </text:list-item>
        <text:list-item>
          <text:p text:style-name="P9">Threads teilen sich Speicher — achte auf Synchronisation (Locks, Events).</text:p>
        </text:list-item>
        <text:list-item>
          <text:p text:style-name="P9">Prozess-Executor kopieren Daten (langsamer, aber besser für CPU-intensive Aufgaben).</text:p>
        </text:list-item>
        <text:list-item>
          <text:p text:style-name="P9">Begrenze <text:span text:style-name="Source_20_Text">max_workers</text:span> je nach Rechnerleistung.</text:p>
        </text:list-item>
        <text:list-item>
          <text:p text:style-name="P9">Nutze immer <text:span text:style-name="Source_20_Text">with</text:span> oder <text:span text:style-name="Source_20_Text">shutdown()</text:span> für sauberen Executor-Abschluss.</text:p>
        </text:list-item>
      </text:list>
      <text:p text:style-name="Horizontal_20_Line"/>
      <text:h text:style-name="Heading_20_3" text:outline-level="3">9. Nützliche Module neben concurrent.futures</text:h>
      <text:list text:style-name="L9">
        <text:list-item>
          <text:p text:style-name="P10"><text:span text:style-name="Source_20_Text">threading</text:span> (für Locks, Events, Stop-Signale)</text:p>
        </text:list-item>
        <text:list-item>
          <text:p text:style-name="P10"><text:span text:style-name="Source_20_Text">queue</text:span> (sicherer Datenaustausch zwischen Threads/Prozessen)</text:p>
        </text:list-item>
        <text:list-item>
          <text:p text:style-name="P10"><text:span text:style-name="Source_20_Text">multiprocessing</text:span> (Prozess-basierte Parallelisierung auf niedriger Ebene)</text:p>
        </text:list-item>
        <text:list-item>
          <text:p text:style-name="P10"><text:span text:style-name="Source_20_Text">asyncio</text:span> (alternative, event-basierte Nebenläufigkeit)</text:p>
        </text:list-item>
        <text:list-item>
          <text:p text:style-name="P10"><text:span text:style-name="Source_20_Text">time</text:span> &amp; <text:span text:style-name="Source_20_Text">random</text:span> (für Wartezeiten &amp; Simulation)</text:p>
        </text:list-item>
      </text:list>
      <text:p text:style-name="Horizontal_20_Line"/>
      <text:h text:style-name="Heading_20_3" text:outline-level="3"><text:soft-page-break/>10. Zusammenfassung</text:h>
      <text:list text:style-name="L10">
        <text:list-item>
          <text:p text:style-name="P11"><text:span text:style-name="Source_20_Text">concurrent.futures</text:span> erleichtert Nebenläufigkeit enorm.</text:p>
        </text:list-item>
        <text:list-item>
          <text:p text:style-name="P11"><text:span text:style-name="Source_20_Text">ThreadPoolExecutor</text:span> = I/O und Warte-lastige Aufgaben.</text:p>
        </text:list-item>
        <text:list-item>
          <text:p text:style-name="P11"><text:span text:style-name="Source_20_Text">ProcessPoolExecutor</text:span> = CPU-lastige Berechnungen.</text:p>
        </text:list-item>
        <text:list-item>
          <text:p text:style-name="P11"><text:span text:style-name="Source_20_Text">submit()</text:span> und <text:span text:style-name="Source_20_Text">as_completed()</text:span> sind deine wichtigsten Werkzeuge.</text:p>
        </text:list-item>
        <text:list-item>
          <text:p text:style-name="P11">Denk immer an sauberes Beenden und Thread-Sicherheit.</text:p>
        </text:list-item>
      </text:list>
      <text:p text:style-name="Horizontal_20_Line"/>
      <text:p text:style-name="Text_20_body">Wenn du magst, kann ich dir auch weitere Beispiele bauen, z.B. wie du Ergebnisse sicher sammelst oder Fehler behandelst!<text:line-break/>Oder willst du eine Einführung in Prozesse mit <text:span text:style-name="Source_20_Text">ProcessPoolExecutor</text:span>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9T16:27:40.420039969</meta:creation-date>
    <dc:date>2025-06-29T16:28:02.475618208</dc:date>
    <meta:editing-duration>PT22S</meta:editing-duration>
    <meta:editing-cycles>1</meta:editing-cycles>
    <meta:document-statistic meta:table-count="0" meta:image-count="0" meta:object-count="0" meta:page-count="4" meta:paragraph-count="96" meta:word-count="604" meta:character-count="5115" meta:non-whitespace-character-count="4407"/>
    <meta:generator>LibreOffice/24.2.7.2$Linux_X86_64 LibreOffice_project/420$Build-2</meta:generator>
  </office:meta>
</office:document-meta>
</file>